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0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 style:data-style-name="N114"/>
    <style:style style:name="ce3" style:family="table-cell" style:parent-style-name="Default" style:data-style-name="N114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 style:data-style-name="N61"/>
    <style:style style:name="ce5" style:family="table-cell" style:parent-style-name="Default" style:data-style-name="N99"/>
    <style:style style:name="ce6" style:family="table-cell" style:parent-style-name="Default" style:data-style-name="N2"/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2" table:default-cell-style-name="ce6"/>
        <table:table-column table:style-name="co2" table:default-cell-style-name="ce7"/>
        <table:table-column table:style-name="co2" table:number-columns-repeated="13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Common</text:p>
          </table:table-cell>
          <table:table-cell table:number-columns-repeated="1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14"/>
          <table:table-cell office:value-type="string" calcext:value-type="string">
            <text:p>\begin{tabular}{l|lcl}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&amp;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float" office:value="26" calcext:value-type="float">
            <text:p>26.00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602298" calcext:value-type="float">
            <text:p>0.6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e Remark \ref{rem:v}</text:p>
          </table:table-cell>
          <table:table-cell table:number-columns-repeated="2"/>
          <table:table-cell table:formula="of:=&quot;$&quot;&amp;[.J10]&amp;IF([.I10]=&quot;&quot;;&quot;&quot;;&quot;^{&quot;&amp;[.I10]&amp;&quot;}&quot;)&amp;&quot;$&quot;" office:value-type="string" office:string-value="$v$" calcext:value-type="string">
            <text:p>$v$</text:p>
          </table:table-cell>
          <table:table-cell office:value-type="string" calcext:value-type="string">
            <text:p>&amp;</text:p>
          </table:table-cell>
          <table:table-cell table:formula="of:=&quot;$&quot;&amp;ROUND([.B10];5)&amp;&quot;$ ($&quot;&amp;ROUND([.H10];4)&amp;&quot;$)&quot;" office:value-type="string" office:string-value="$26$ ($0.6023$)" calcext:value-type="string">
            <text:p>$26$ ($0.6023$)</text:p>
          </table:table-cell>
          <table:table-cell office:value-type="string" calcext:value-type="string">
            <text:p>&amp;</text:p>
          </table:table-cell>
          <table:table-cell table:formula="of:=[.K10]" office:value-type="string" office:string-value="N" calcext:value-type="string">
            <text:p>N</text:p>
          </table:table-cell>
          <table:table-cell office:value-type="string" calcext:value-type="string">
            <text:p>&amp;</text:p>
          </table:table-cell>
          <table:table-cell table:formula="of:=IF([.L10]=&quot;&quot;;&quot;&quot;;[.L10])" office:value-type="string" office:string-value="see Remark \ref{rem:v}" calcext:value-type="string">
            <text:p>see Remark \ref{rem:v}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table:style-name="ce3" office:value-type="float" office:value="400" calcext:value-type="float">
            <text:p>400.00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0.2154" calcext:value-type="float">
            <text:p>10.22</text:p>
          </table:table-cell>
          <table:table-cell/>
          <table:table-cell office:value-type="string" calcext:value-type="string">
            <text:p>c_a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formula="of:=&quot;$&quot;&amp;[.J11]&amp;IF([.I11]=&quot;&quot;;&quot;&quot;;&quot;^{&quot;&amp;[.I11]&amp;&quot;}&quot;)&amp;&quot;$&quot;" office:value-type="string" office:string-value="$c_a$" calcext:value-type="string">
            <text:p>$c_a$</text:p>
          </table:table-cell>
          <table:table-cell office:value-type="string" calcext:value-type="string">
            <text:p>&amp;</text:p>
          </table:table-cell>
          <table:table-cell table:formula="of:=&quot;$&quot;&amp;ROUND([.B11];5)&amp;&quot;$ ($&quot;&amp;ROUND([.H11];4)&amp;&quot;$)&quot;" office:value-type="string" office:string-value="$400$ ($10.2154$)" calcext:value-type="string">
            <text:p>$400$ ($10.2154$)</text:p>
          </table:table-cell>
          <table:table-cell office:value-type="string" calcext:value-type="string">
            <text:p>&amp;</text:p>
          </table:table-cell>
          <table:table-cell table:formula="of:=[.K11]" office:value-type="string" office:string-value="Y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11]=&quot;&quot;;&quot;&quot;;[.L11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hospital</text:p>
          </table:table-cell>
          <table:table-cell table:style-name="ce3" office:value-type="float" office:value="1000" calcext:value-type="float">
            <text:p>1000.000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00000000" calcext:value-type="float">
            <text:p>1.00E+1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53.4429" calcext:value-type="float">
            <text:p>53.44</text:p>
          </table:table-cell>
          <table:table-cell/>
          <table:table-cell office:value-type="string" calcext:value-type="string">
            <text:p>c_h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formula="of:=&quot;$&quot;&amp;[.J12]&amp;IF([.I12]=&quot;&quot;;&quot;&quot;;&quot;^{&quot;&amp;[.I12]&amp;&quot;}&quot;)&amp;&quot;$&quot;" office:value-type="string" office:string-value="$c_h$" calcext:value-type="string">
            <text:p>$c_h$</text:p>
          </table:table-cell>
          <table:table-cell office:value-type="string" calcext:value-type="string">
            <text:p>&amp;</text:p>
          </table:table-cell>
          <table:table-cell table:formula="of:=&quot;$&quot;&amp;ROUND([.B12];5)&amp;&quot;$ ($&quot;&amp;ROUND([.H12];4)&amp;&quot;$)&quot;" office:value-type="string" office:string-value="$1000$ ($53.4429$)" calcext:value-type="string">
            <text:p>$1000$ ($53.4429$)</text:p>
          </table:table-cell>
          <table:table-cell office:value-type="string" calcext:value-type="string">
            <text:p>&amp;</text:p>
          </table:table-cell>
          <table:table-cell table:formula="of:=[.K12]" office:value-type="string" office:string-value="Y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12]=&quot;&quot;;&quot;&quot;;[.L12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acoef</text:p>
          </table:table-cell>
          <table:table-cell table:style-name="ce3" office:value-type="float" office:value="1" calcext:value-type="float">
            <text:p>1.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0243706" calcext:value-type="float">
            <text:p>0.02</text:p>
          </table:table-cell>
          <table:table-cell/>
          <table:table-cell office:value-type="string" calcext:value-type="string">
            <text:p>\gimel_c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formula="of:=&quot;$&quot;&amp;[.J13]&amp;IF([.I13]=&quot;&quot;;&quot;&quot;;&quot;^{&quot;&amp;[.I13]&amp;&quot;}&quot;)&amp;&quot;$&quot;" office:value-type="string" office:string-value="$\gimel_c$" calcext:value-type="string">
            <text:p>$\gimel_c$</text:p>
          </table:table-cell>
          <table:table-cell office:value-type="string" calcext:value-type="string">
            <text:p>&amp;</text:p>
          </table:table-cell>
          <table:table-cell table:formula="of:=&quot;$&quot;&amp;ROUND([.B13];5)&amp;&quot;$ ($&quot;&amp;ROUND([.H13];4)&amp;&quot;$)&quot;" office:value-type="string" office:string-value="$1$ ($0.0244$)" calcext:value-type="string">
            <text:p>$1$ ($0.0244$)</text:p>
          </table:table-cell>
          <table:table-cell office:value-type="string" calcext:value-type="string">
            <text:p>&amp;</text:p>
          </table:table-cell>
          <table:table-cell table:formula="of:=[.K13]" office:value-type="string" office:string-value="Y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13]=&quot;&quot;;&quot;&quot;;[.L13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scoef</text:p>
          </table:table-cell>
          <table:table-cell table:style-name="ce3" office:value-type="float" office:value="6" calcext:value-type="float">
            <text:p>6.0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173163" calcext:value-type="float">
            <text:p>0.17</text:p>
          </table:table-cell>
          <table:table-cell/>
          <table:table-cell office:value-type="string" calcext:value-type="string">
            <text:p>\gimel_s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formula="of:=&quot;$&quot;&amp;[.J14]&amp;IF([.I14]=&quot;&quot;;&quot;&quot;;&quot;^{&quot;&amp;[.I14]&amp;&quot;}&quot;)&amp;&quot;$&quot;" office:value-type="string" office:string-value="$\gimel_s$" calcext:value-type="string">
            <text:p>$\gimel_s$</text:p>
          </table:table-cell>
          <table:table-cell office:value-type="string" calcext:value-type="string">
            <text:p>&amp;</text:p>
          </table:table-cell>
          <table:table-cell table:formula="of:=&quot;$&quot;&amp;ROUND([.B14];5)&amp;&quot;$ ($&quot;&amp;ROUND([.H14];4)&amp;&quot;$)&quot;" office:value-type="string" office:string-value="$6$ ($0.1732$)" calcext:value-type="string">
            <text:p>$6$ ($0.1732$)</text:p>
          </table:table-cell>
          <table:table-cell office:value-type="string" calcext:value-type="string">
            <text:p>&amp;</text:p>
          </table:table-cell>
          <table:table-cell table:formula="of:=[.K14]" office:value-type="string" office:string-value="Y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14]=&quot;&quot;;&quot;&quot;;[.L14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ewvarcoef</text:p>
          </table:table-cell>
          <table:table-cell table:style-name="ce3" office:value-type="float" office:value="1.37717" calcext:value-type="float">
            <text:p>1.377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776665" calcext:value-type="float">
            <text:p>0.00</text:p>
          </table:table-cell>
          <table:table-cell/>
          <table:table-cell office:value-type="string" calcext:value-type="string">
            <text:p>\n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e (\ref{eq:g})</text:p>
          </table:table-cell>
          <table:table-cell table:number-columns-repeated="2"/>
          <table:table-cell table:formula="of:=&quot;$&quot;&amp;[.J15]&amp;IF([.I15]=&quot;&quot;;&quot;&quot;;&quot;^{&quot;&amp;[.I15]&amp;&quot;}&quot;)&amp;&quot;$&quot;" office:value-type="string" office:string-value="$\nu$" calcext:value-type="string">
            <text:p>$\nu$</text:p>
          </table:table-cell>
          <table:table-cell office:value-type="string" calcext:value-type="string">
            <text:p>&amp;</text:p>
          </table:table-cell>
          <table:table-cell table:formula="of:=&quot;$&quot;&amp;ROUND([.B15];5)&amp;&quot;$ ($&quot;&amp;ROUND([.H15];4)&amp;&quot;$)&quot;" office:value-type="string" office:string-value="$1.37717$ ($0.0008$)" calcext:value-type="string">
            <text:p>$1.37717$ ($0.0008$)</text:p>
          </table:table-cell>
          <table:table-cell office:value-type="string" calcext:value-type="string">
            <text:p>&amp;</text:p>
          </table:table-cell>
          <table:table-cell table:formula="of:=[.K15]" office:value-type="string" office:string-value="Y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15]=&quot;&quot;;&quot;&quot;;[.L15])" office:value-type="string" office:string-value="see (\ref{eq:g})" calcext:value-type="string">
            <text:p>see (\ref{eq:g}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mega</text:p>
          </table:table-cell>
          <table:table-cell table:style-name="ce3" office:value-type="float" office:value="1.0134" calcext:value-type="float">
            <text:p>1.013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135252" calcext:value-type="float">
            <text:p>0.01</text:p>
          </table:table-cell>
          <table:table-cell/>
          <table:table-cell office:value-type="string" calcext:value-type="string">
            <text:p>\omega_e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formula="of:=&quot;$&quot;&amp;[.J16]&amp;IF([.I16]=&quot;&quot;;&quot;&quot;;&quot;^{&quot;&amp;[.I16]&amp;&quot;}&quot;)&amp;&quot;$&quot;" office:value-type="string" office:string-value="$\omega_e$" calcext:value-type="string">
            <text:p>$\omega_e$</text:p>
          </table:table-cell>
          <table:table-cell office:value-type="string" calcext:value-type="string">
            <text:p>&amp;</text:p>
          </table:table-cell>
          <table:table-cell table:formula="of:=&quot;$&quot;&amp;ROUND([.B16];5)&amp;&quot;$ ($&quot;&amp;ROUND([.H16];4)&amp;&quot;$)&quot;" office:value-type="string" office:string-value="$1.0134$ ($0.0135$)" calcext:value-type="string">
            <text:p>$1.0134$ ($0.0135$)</text:p>
          </table:table-cell>
          <table:table-cell office:value-type="string" calcext:value-type="string">
            <text:p>&amp;</text:p>
          </table:table-cell>
          <table:table-cell table:formula="of:=[.K16]" office:value-type="string" office:string-value="Y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16]=&quot;&quot;;&quot;&quot;;[.L16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mega2</text:p>
          </table:table-cell>
          <table:table-cell table:style-name="ce3" office:value-type="float" office:value="5.10832" calcext:value-type="float">
            <text:p>5.108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922453" calcext:value-type="float">
            <text:p>0.01</text:p>
          </table:table-cell>
          <table:table-cell/>
          <table:table-cell office:value-type="string" calcext:value-type="string">
            <text:p>\omega_f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formula="of:=&quot;$&quot;&amp;[.J17]&amp;IF([.I17]=&quot;&quot;;&quot;&quot;;&quot;^{&quot;&amp;[.I17]&amp;&quot;}&quot;)&amp;&quot;$&quot;" office:value-type="string" office:string-value="$\omega_f$" calcext:value-type="string">
            <text:p>$\omega_f$</text:p>
          </table:table-cell>
          <table:table-cell office:value-type="string" calcext:value-type="string">
            <text:p>&amp;</text:p>
          </table:table-cell>
          <table:table-cell table:formula="of:=&quot;$&quot;&amp;ROUND([.B17];5)&amp;&quot;$ ($&quot;&amp;ROUND([.H17];4)&amp;&quot;$)&quot;" office:value-type="string" office:string-value="$5.10832$ ($0.0092$)" calcext:value-type="string">
            <text:p>$5.10832$ ($0.0092$)</text:p>
          </table:table-cell>
          <table:table-cell office:value-type="string" calcext:value-type="string">
            <text:p>&amp;</text:p>
          </table:table-cell>
          <table:table-cell table:formula="of:=[.K17]" office:value-type="string" office:string-value="Y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17]=&quot;&quot;;&quot;&quot;;[.L17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detcoef</text:p>
          </table:table-cell>
          <table:table-cell table:style-name="ce3" office:value-type="float" office:value="1.29932" calcext:value-type="float">
            <text:p>1.299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408933" calcext:value-type="float">
            <text:p>0.00</text:p>
          </table:table-cell>
          <table:table-cell/>
          <table:table-cell office:value-type="string" calcext:value-type="string">
            <text:p>\del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e (\ref{eq:pi})</text:p>
          </table:table-cell>
          <table:table-cell table:number-columns-repeated="2"/>
          <table:table-cell table:formula="of:=&quot;$&quot;&amp;[.J18]&amp;IF([.I18]=&quot;&quot;;&quot;&quot;;&quot;^{&quot;&amp;[.I18]&amp;&quot;}&quot;)&amp;&quot;$&quot;" office:value-type="string" office:string-value="$\delta$" calcext:value-type="string">
            <text:p>$\delta$</text:p>
          </table:table-cell>
          <table:table-cell office:value-type="string" calcext:value-type="string">
            <text:p>&amp;</text:p>
          </table:table-cell>
          <table:table-cell table:formula="of:=&quot;$&quot;&amp;ROUND([.B18];5)&amp;&quot;$ ($&quot;&amp;ROUND([.H18];4)&amp;&quot;$)&quot;" office:value-type="string" office:string-value="$1.29932$ ($0.0041$)" calcext:value-type="string">
            <text:p>$1.29932$ ($0.0041$)</text:p>
          </table:table-cell>
          <table:table-cell office:value-type="string" calcext:value-type="string">
            <text:p>&amp;</text:p>
          </table:table-cell>
          <table:table-cell table:formula="of:=[.K18]" office:value-type="string" office:string-value="Y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18]=&quot;&quot;;&quot;&quot;;[.L18])" office:value-type="string" office:string-value="see (\ref{eq:pi})" calcext:value-type="string">
            <text:p>see (\ref{eq:pi}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hetacoef</text:p>
          </table:table-cell>
          <table:table-cell table:style-name="ce3" office:value-type="float" office:value="0.0266758" calcext:value-type="float">
            <text:p>0.0266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121381" calcext:value-type="float">
            <text:p>0.00</text:p>
          </table:table-cell>
          <table:table-cell/>
          <table:table-cell office:value-type="string" calcext:value-type="string">
            <text:p>\vartheta_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e (\ref{eq:theta})</text:p>
          </table:table-cell>
          <table:table-cell table:number-columns-repeated="2"/>
          <table:table-cell table:formula="of:=&quot;$&quot;&amp;[.J19]&amp;IF([.I19]=&quot;&quot;;&quot;&quot;;&quot;^{&quot;&amp;[.I19]&amp;&quot;}&quot;)&amp;&quot;$&quot;" office:value-type="string" office:string-value="$\vartheta_1$" calcext:value-type="string">
            <text:p>$\vartheta_1$</text:p>
          </table:table-cell>
          <table:table-cell office:value-type="string" calcext:value-type="string">
            <text:p>&amp;</text:p>
          </table:table-cell>
          <table:table-cell table:formula="of:=&quot;$&quot;&amp;ROUND([.B19];5)&amp;&quot;$ ($&quot;&amp;ROUND([.H19];4)&amp;&quot;$)&quot;" office:value-type="string" office:string-value="$0.02668$ ($0.0001$)" calcext:value-type="string">
            <text:p>$0.02668$ ($0.0001$)</text:p>
          </table:table-cell>
          <table:table-cell office:value-type="string" calcext:value-type="string">
            <text:p>&amp;</text:p>
          </table:table-cell>
          <table:table-cell table:formula="of:=[.K19]" office:value-type="string" office:string-value="Y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19]=&quot;&quot;;&quot;&quot;;[.L19])" office:value-type="string" office:string-value="see (\ref{eq:theta})" calcext:value-type="string">
            <text:p>see (\ref{eq:theta}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ta0</text:p>
          </table:table-cell>
          <table:table-cell table:style-name="ce3" office:value-type="float" office:value="0.105844" calcext:value-type="float">
            <text:p>0.105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280946" calcext:value-type="float">
            <text:p>0.00</text:p>
          </table:table-cell>
          <table:table-cell/>
          <table:table-cell office:value-type="string" calcext:value-type="string">
            <text:p>\eta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formula="of:=&quot;$&quot;&amp;[.J20]&amp;IF([.I20]=&quot;&quot;;&quot;&quot;;&quot;^{&quot;&amp;[.I20]&amp;&quot;}&quot;)&amp;&quot;$&quot;" office:value-type="string" office:string-value="$\eta$" calcext:value-type="string">
            <text:p>$\eta$</text:p>
          </table:table-cell>
          <table:table-cell office:value-type="string" calcext:value-type="string">
            <text:p>&amp;</text:p>
          </table:table-cell>
          <table:table-cell table:formula="of:=&quot;$&quot;&amp;ROUND([.B20];5)&amp;&quot;$ ($&quot;&amp;ROUND([.H20];4)&amp;&quot;$)&quot;" office:value-type="string" office:string-value="$0.10584$ ($0.0003$)" calcext:value-type="string">
            <text:p>$0.10584$ ($0.0003$)</text:p>
          </table:table-cell>
          <table:table-cell office:value-type="string" calcext:value-type="string">
            <text:p>&amp;</text:p>
          </table:table-cell>
          <table:table-cell table:formula="of:=[.K20]" office:value-type="string" office:string-value="Y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20]=&quot;&quot;;&quot;&quot;;[.L20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heta0</text:p>
          </table:table-cell>
          <table:table-cell table:style-name="ce3" office:value-type="float" office:value="0.0129791" calcext:value-type="float">
            <text:p>0.0129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0329319" calcext:value-type="float">
            <text:p>0.00</text:p>
          </table:table-cell>
          <table:table-cell/>
          <table:table-cell office:value-type="string" calcext:value-type="string">
            <text:p>\vartheta_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e (\ref{eq:theta})</text:p>
          </table:table-cell>
          <table:table-cell table:number-columns-repeated="2"/>
          <table:table-cell table:formula="of:=&quot;$&quot;&amp;[.J21]&amp;IF([.I21]=&quot;&quot;;&quot;&quot;;&quot;^{&quot;&amp;[.I21]&amp;&quot;}&quot;)&amp;&quot;$&quot;" office:value-type="string" office:string-value="$\vartheta_0$" calcext:value-type="string">
            <text:p>$\vartheta_0$</text:p>
          </table:table-cell>
          <table:table-cell office:value-type="string" calcext:value-type="string">
            <text:p>&amp;</text:p>
          </table:table-cell>
          <table:table-cell table:formula="of:=&quot;$&quot;&amp;ROUND([.B21];5)&amp;&quot;$ ($&quot;&amp;ROUND([.H21];4)&amp;&quot;$)&quot;" office:value-type="string" office:string-value="$0.01298$ ($0$)" calcext:value-type="string">
            <text:p>$0.01298$ ($0$)</text:p>
          </table:table-cell>
          <table:table-cell office:value-type="string" calcext:value-type="string">
            <text:p>&amp;</text:p>
          </table:table-cell>
          <table:table-cell table:formula="of:=[.K21]" office:value-type="string" office:string-value="Y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21]=&quot;&quot;;&quot;&quot;;[.L21])" office:value-type="string" office:string-value="see (\ref{eq:theta})" calcext:value-type="string">
            <text:p>see (\ref{eq:theta}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table:style-name="ce3" office:value-type="float" office:value="0.1787" calcext:value-type="float">
            <text:p>0.178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000364005" calcext:value-type="float">
            <text:p>0.00</text:p>
          </table:table-cell>
          <table:table-cell/>
          <table:table-cell office:value-type="string" calcext:value-type="string">
            <text:p>\sig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$\sigma=1-\exp\{-1/m_E\}$ </text:p>
          </table:table-cell>
          <table:table-cell table:number-columns-repeated="2"/>
          <table:table-cell table:formula="of:=&quot;$&quot;&amp;[.J22]&amp;IF([.I22]=&quot;&quot;;&quot;&quot;;&quot;^{&quot;&amp;[.I22]&amp;&quot;}&quot;)&amp;&quot;$&quot;" office:value-type="string" office:string-value="$\sigma$" calcext:value-type="string">
            <text:p>$\sigma$</text:p>
          </table:table-cell>
          <table:table-cell office:value-type="string" calcext:value-type="string">
            <text:p>&amp;</text:p>
          </table:table-cell>
          <table:table-cell table:formula="of:=&quot;$&quot;&amp;ROUND([.B22];5)&amp;&quot;$ ($&quot;&amp;ROUND([.H22];4)&amp;&quot;$)&quot;" office:value-type="string" office:string-value="$0.1787$ ($0.0004$)" calcext:value-type="string">
            <text:p>$0.1787$ ($0.0004$)</text:p>
          </table:table-cell>
          <table:table-cell office:value-type="string" calcext:value-type="string">
            <text:p>&amp;</text:p>
          </table:table-cell>
          <table:table-cell table:formula="of:=[.K22]" office:value-type="string" office:string-value="N" calcext:value-type="string">
            <text:p>N</text:p>
          </table:table-cell>
          <table:table-cell office:value-type="string" calcext:value-type="string">
            <text:p>&amp;</text:p>
          </table:table-cell>
          <table:table-cell table:formula="of:=IF([.L22]=&quot;&quot;;&quot;&quot;;[.L22])" office:value-type="string" office:string-value="$\sigma=1-\exp\{-1/m_E\}$ " calcext:value-type="string">
            <text:p>$\sigma=1-\exp\{-1/m_E\}$ 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arsigma</text:p>
          </table:table-cell>
          <table:table-cell table:style-name="ce3" office:value-type="float" office:value="0.2212" calcext:value-type="float">
            <text:p>0.22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00089617" calcext:value-type="float">
            <text:p>0.00</text:p>
          </table:table-cell>
          <table:table-cell/>
          <table:table-cell office:value-type="string" calcext:value-type="string">
            <text:p>\varsig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$\varsigma = 1-\exp\{-\frac{1}{m_a}\}$</text:p>
          </table:table-cell>
          <table:table-cell table:number-columns-repeated="2"/>
          <table:table-cell table:formula="of:=&quot;$&quot;&amp;[.J23]&amp;IF([.I23]=&quot;&quot;;&quot;&quot;;&quot;^{&quot;&amp;[.I23]&amp;&quot;}&quot;)&amp;&quot;$&quot;" office:value-type="string" office:string-value="$\varsigma$" calcext:value-type="string">
            <text:p>$\varsigma$</text:p>
          </table:table-cell>
          <table:table-cell office:value-type="string" calcext:value-type="string">
            <text:p>&amp;</text:p>
          </table:table-cell>
          <table:table-cell table:formula="of:=&quot;$&quot;&amp;ROUND([.B23];5)&amp;&quot;$ ($&quot;&amp;ROUND([.H23];4)&amp;&quot;$)&quot;" office:value-type="string" office:string-value="$0.2212$ ($0.0009$)" calcext:value-type="string">
            <text:p>$0.2212$ ($0.0009$)</text:p>
          </table:table-cell>
          <table:table-cell office:value-type="string" calcext:value-type="string">
            <text:p>&amp;</text:p>
          </table:table-cell>
          <table:table-cell table:formula="of:=[.K23]" office:value-type="string" office:string-value="N" calcext:value-type="string">
            <text:p>N</text:p>
          </table:table-cell>
          <table:table-cell office:value-type="string" calcext:value-type="string">
            <text:p>&amp;</text:p>
          </table:table-cell>
          <table:table-cell table:formula="of:=IF([.L23]=&quot;&quot;;&quot;&quot;;[.L23])" office:value-type="string" office:string-value="$\varsigma = 1-\exp\{-\frac{1}{m_a}\}$" calcext:value-type="string">
            <text:p>$\varsigma = 1-\exp\{-\frac{1}{m_a}\}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ufactor</text:p>
          </table:table-cell>
          <table:table-cell table:style-name="ce3" office:value-type="float" office:value="0.352976" calcext:value-type="float">
            <text:p>0.35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618274" calcext:value-type="float">
            <text:p>0.01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formula="of:=&quot;$&quot;&amp;[.J24]&amp;IF([.I24]=&quot;&quot;;&quot;&quot;;&quot;^{&quot;&amp;[.I24]&amp;&quot;}&quot;)&amp;&quot;$&quot;" office:value-type="string" office:string-value="$u$" calcext:value-type="string">
            <text:p>$u$</text:p>
          </table:table-cell>
          <table:table-cell office:value-type="string" calcext:value-type="string">
            <text:p>&amp;</text:p>
          </table:table-cell>
          <table:table-cell table:formula="of:=&quot;$&quot;&amp;ROUND([.B24];5)&amp;&quot;$ ($&quot;&amp;ROUND([.H24];4)&amp;&quot;$)&quot;" office:value-type="string" office:string-value="$0.35298$ ($0.0062$)" calcext:value-type="string">
            <text:p>$0.35298$ ($0.0062$)</text:p>
          </table:table-cell>
          <table:table-cell office:value-type="string" calcext:value-type="string">
            <text:p>&amp;</text:p>
          </table:table-cell>
          <table:table-cell table:formula="of:=[.K24]" office:value-type="string" office:string-value="Y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24]=&quot;&quot;;&quot;&quot;;[.L24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ammas0</text:p>
          </table:table-cell>
          <table:table-cell table:style-name="ce3" office:value-type="float" office:value="0.079" calcext:value-type="float">
            <text:p>0.07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000236828" calcext:value-type="float">
            <text:p>0.00</text:p>
          </table:table-cell>
          <table:table-cell/>
          <table:table-cell office:value-type="string" calcext:value-type="string">
            <text:p>\gamma_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$\gamma_s=1-\exp\{-\frac{1}{m_s}\}$</text:p>
          </table:table-cell>
          <table:table-cell table:number-columns-repeated="2"/>
          <table:table-cell table:formula="of:=&quot;$&quot;&amp;[.J25]&amp;IF([.I25]=&quot;&quot;;&quot;&quot;;&quot;^{&quot;&amp;[.I25]&amp;&quot;}&quot;)&amp;&quot;$&quot;" office:value-type="string" office:string-value="$\gamma_s$" calcext:value-type="string">
            <text:p>$\gamma_s$</text:p>
          </table:table-cell>
          <table:table-cell office:value-type="string" calcext:value-type="string">
            <text:p>&amp;</text:p>
          </table:table-cell>
          <table:table-cell table:formula="of:=&quot;$&quot;&amp;ROUND([.B25];5)&amp;&quot;$ ($&quot;&amp;ROUND([.H25];4)&amp;&quot;$)&quot;" office:value-type="string" office:string-value="$0.079$ ($0.0002$)" calcext:value-type="string">
            <text:p>$0.079$ ($0.0002$)</text:p>
          </table:table-cell>
          <table:table-cell office:value-type="string" calcext:value-type="string">
            <text:p>&amp;</text:p>
          </table:table-cell>
          <table:table-cell table:formula="of:=[.K25]" office:value-type="string" office:string-value="N" calcext:value-type="string">
            <text:p>N</text:p>
          </table:table-cell>
          <table:table-cell office:value-type="string" calcext:value-type="string">
            <text:p>&amp;</text:p>
          </table:table-cell>
          <table:table-cell table:formula="of:=IF([.L25]=&quot;&quot;;&quot;&quot;;[.L25])" office:value-type="string" office:string-value="$\gamma_s=1-\exp\{-\frac{1}{m_s}\}$" calcext:value-type="string">
            <text:p>$\gamma_s=1-\exp\{-\frac{1}{m_s}\}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ammaa0</text:p>
          </table:table-cell>
          <table:table-cell table:style-name="ce3" office:value-type="float" office:value="0.12" calcext:value-type="float">
            <text:p>0.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.00275613" calcext:value-type="float">
            <text:p>0.00</text:p>
          </table:table-cell>
          <table:table-cell/>
          <table:table-cell office:value-type="string" calcext:value-type="string">
            <text:p>\gamma_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$\gamma_a = 1-\exp\{-\frac{1}{m_i+m_a}\}$</text:p>
          </table:table-cell>
          <table:table-cell table:number-columns-repeated="2"/>
          <table:table-cell table:formula="of:=&quot;$&quot;&amp;[.J26]&amp;IF([.I26]=&quot;&quot;;&quot;&quot;;&quot;^{&quot;&amp;[.I26]&amp;&quot;}&quot;)&amp;&quot;$&quot;" office:value-type="string" office:string-value="$\gamma_a$" calcext:value-type="string">
            <text:p>$\gamma_a$</text:p>
          </table:table-cell>
          <table:table-cell office:value-type="string" calcext:value-type="string">
            <text:p>&amp;</text:p>
          </table:table-cell>
          <table:table-cell table:formula="of:=&quot;$&quot;&amp;ROUND([.B26];5)&amp;&quot;$ ($&quot;&amp;ROUND([.H26];4)&amp;&quot;$)&quot;" office:value-type="string" office:string-value="$0.12$ ($0.0028$)" calcext:value-type="string">
            <text:p>$0.12$ ($0.0028$)</text:p>
          </table:table-cell>
          <table:table-cell office:value-type="string" calcext:value-type="string">
            <text:p>&amp;</text:p>
          </table:table-cell>
          <table:table-cell table:formula="of:=[.K26]" office:value-type="string" office:string-value="N" calcext:value-type="string">
            <text:p>N</text:p>
          </table:table-cell>
          <table:table-cell office:value-type="string" calcext:value-type="string">
            <text:p>&amp;</text:p>
          </table:table-cell>
          <table:table-cell table:formula="of:=IF([.L26]=&quot;&quot;;&quot;&quot;;[.L26])" office:value-type="string" office:string-value="$\gamma_a = 1-\exp\{-\frac{1}{m_i+m_a}\}$" calcext:value-type="string">
            <text:p>$\gamma_a = 1-\exp\{-\frac{1}{m_i+m_a}\}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etafactor0</text:p>
          </table:table-cell>
          <table:table-cell table:style-name="ce3" office:value-type="float" office:value="3.26536" calcext:value-type="float">
            <text:p>3.265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302878" calcext:value-type="float">
            <text:p>0.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27]&amp;IF([.I27]=&quot;&quot;;&quot;&quot;;&quot;^{&quot;&amp;[.I27]&amp;&quot;}&quot;)&amp;&quot;$&quot;" office:value-type="string" office:string-value="$b^{0}$" calcext:value-type="string">
            <text:p>$b^{0}$</text:p>
          </table:table-cell>
          <table:table-cell office:value-type="string" calcext:value-type="string">
            <text:p>&amp;</text:p>
          </table:table-cell>
          <table:table-cell table:formula="of:=&quot;$&quot;&amp;ROUND([.B27];5)&amp;&quot;$ ($&quot;&amp;ROUND([.H27];4)&amp;&quot;$)&quot;" office:value-type="string" office:string-value="$3.26536$ ($0.0303$)" calcext:value-type="string">
            <text:p>$3.26536$ ($0.0303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27]=&quot;&quot;;&quot;&quot;;[.L27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otas0</text:p>
          </table:table-cell>
          <table:table-cell table:style-name="ce3" office:value-type="float" office:value="0.00134524" calcext:value-type="float">
            <text:p>0.00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0627526" calcext:value-type="float">
            <text:p>0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\iota_s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28]&amp;IF([.I28]=&quot;&quot;;&quot;&quot;;&quot;^{&quot;&amp;[.I28]&amp;&quot;}&quot;)&amp;&quot;$&quot;" office:value-type="string" office:string-value="$\iota_s^{0}$" calcext:value-type="string">
            <text:p>$\iota_s^{0}$</text:p>
          </table:table-cell>
          <table:table-cell office:value-type="string" calcext:value-type="string">
            <text:p>&amp;</text:p>
          </table:table-cell>
          <table:table-cell table:formula="of:=&quot;$&quot;&amp;ROUND([.B28];5)&amp;&quot;$ ($&quot;&amp;ROUND([.H28];4)&amp;&quot;$)&quot;" office:value-type="string" office:string-value="$0.00135$ ($0.0001$)" calcext:value-type="string">
            <text:p>$0.00135$ ($0.0001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28]=&quot;&quot;;&quot;&quot;;[.L28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us0</text:p>
          </table:table-cell>
          <table:table-cell table:style-name="ce3" office:value-type="float" office:value="0.00000246915" calcext:value-type="float">
            <text:p>0.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32665" calcext:value-type="float">
            <text:p>0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\mu_s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29]&amp;IF([.I29]=&quot;&quot;;&quot;&quot;;&quot;^{&quot;&amp;[.I29]&amp;&quot;}&quot;)&amp;&quot;$&quot;" office:value-type="string" office:string-value="$\mu_s^{0}$" calcext:value-type="string">
            <text:p>$\mu_s^{0}$</text:p>
          </table:table-cell>
          <table:table-cell office:value-type="string" calcext:value-type="string">
            <text:p>&amp;</text:p>
          </table:table-cell>
          <table:table-cell table:formula="of:=&quot;$&quot;&amp;ROUND([.B29];5)&amp;&quot;$ ($&quot;&amp;ROUND([.H29];4)&amp;&quot;$)&quot;" office:value-type="string" office:string-value="$0$ ($0.0003$)" calcext:value-type="string">
            <text:p>$0$ ($0.0003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29]=&quot;&quot;;&quot;&quot;;[.L29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ammah0</text:p>
          </table:table-cell>
          <table:table-cell table:style-name="ce3" office:value-type="float" office:value="0.999737" calcext:value-type="float">
            <text:p>0.99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597321" calcext:value-type="float">
            <text:p>0.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\gamma_h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30]&amp;IF([.I30]=&quot;&quot;;&quot;&quot;;&quot;^{&quot;&amp;[.I30]&amp;&quot;}&quot;)&amp;&quot;$&quot;" office:value-type="string" office:string-value="$\gamma_h^{0}$" calcext:value-type="string">
            <text:p>$\gamma_h^{0}$</text:p>
          </table:table-cell>
          <table:table-cell office:value-type="string" calcext:value-type="string">
            <text:p>&amp;</text:p>
          </table:table-cell>
          <table:table-cell table:formula="of:=&quot;$&quot;&amp;ROUND([.B30];5)&amp;&quot;$ ($&quot;&amp;ROUND([.H30];4)&amp;&quot;$)&quot;" office:value-type="string" office:string-value="$0.99974$ ($0.0597$)" calcext:value-type="string">
            <text:p>$0.99974$ ($0.0597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30]=&quot;&quot;;&quot;&quot;;[.L30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uh0</text:p>
          </table:table-cell>
          <table:table-cell table:style-name="ce3" office:value-type="float" office:value="1.27311E-022" calcext:value-type="float">
            <text:p>0.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298215" calcext:value-type="float">
            <text:p>0.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\mu_h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31]&amp;IF([.I31]=&quot;&quot;;&quot;&quot;;&quot;^{&quot;&amp;[.I31]&amp;&quot;}&quot;)&amp;&quot;$&quot;" office:value-type="string" office:string-value="$\mu_h^{0}$" calcext:value-type="string">
            <text:p>$\mu_h^{0}$</text:p>
          </table:table-cell>
          <table:table-cell office:value-type="string" calcext:value-type="string">
            <text:p>&amp;</text:p>
          </table:table-cell>
          <table:table-cell table:formula="of:=&quot;$&quot;&amp;ROUND([.B31];5)&amp;&quot;$ ($&quot;&amp;ROUND([.H31];4)&amp;&quot;$)&quot;" office:value-type="string" office:string-value="$0$ ($0.0298$)" calcext:value-type="string">
            <text:p>$0$ ($0.0298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31]=&quot;&quot;;&quot;&quot;;[.L31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etafactor20</text:p>
          </table:table-cell>
          <table:table-cell table:style-name="ce3" office:value-type="float" office:value="3.71562" calcext:value-type="float">
            <text:p>3.715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355939" calcext:value-type="float">
            <text:p>0.04</text:p>
          </table:table-cell>
          <table:table-cell office:value-type="string" calcext:value-type="string">
            <text:p>20</text:p>
          </table:table-cell>
          <table:table-cell table:formula="of:=[.J27]" office:value-type="string" office:string-value="b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32]&amp;IF([.I32]=&quot;&quot;;&quot;&quot;;&quot;^{&quot;&amp;[.I32]&amp;&quot;}&quot;)&amp;&quot;$&quot;" office:value-type="string" office:string-value="$b^{20}$" calcext:value-type="string">
            <text:p>$b^{20}$</text:p>
          </table:table-cell>
          <table:table-cell office:value-type="string" calcext:value-type="string">
            <text:p>&amp;</text:p>
          </table:table-cell>
          <table:table-cell table:formula="of:=&quot;$&quot;&amp;ROUND([.B32];5)&amp;&quot;$ ($&quot;&amp;ROUND([.H32];4)&amp;&quot;$)&quot;" office:value-type="string" office:string-value="$3.71562$ ($0.0356$)" calcext:value-type="string">
            <text:p>$3.71562$ ($0.0356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32]=&quot;&quot;;&quot;&quot;;[.L32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otas20</text:p>
          </table:table-cell>
          <table:table-cell table:style-name="ce3" office:value-type="float" office:value="0.00092119" calcext:value-type="float">
            <text:p>0.00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0158248" calcext:value-type="float">
            <text:p>0.00</text:p>
          </table:table-cell>
          <table:table-cell office:value-type="string" calcext:value-type="string">
            <text:p>20</text:p>
          </table:table-cell>
          <table:table-cell table:formula="of:=[.J28]" office:value-type="string" office:string-value="\iota_s" calcext:value-type="string">
            <text:p>\iota_s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33]&amp;IF([.I33]=&quot;&quot;;&quot;&quot;;&quot;^{&quot;&amp;[.I33]&amp;&quot;}&quot;)&amp;&quot;$&quot;" office:value-type="string" office:string-value="$\iota_s^{20}$" calcext:value-type="string">
            <text:p>$\iota_s^{20}$</text:p>
          </table:table-cell>
          <table:table-cell office:value-type="string" calcext:value-type="string">
            <text:p>&amp;</text:p>
          </table:table-cell>
          <table:table-cell table:formula="of:=&quot;$&quot;&amp;ROUND([.B33];5)&amp;&quot;$ ($&quot;&amp;ROUND([.H33];4)&amp;&quot;$)&quot;" office:value-type="string" office:string-value="$0.00092$ ($0$)" calcext:value-type="string">
            <text:p>$0.00092$ ($0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33]=&quot;&quot;;&quot;&quot;;[.L33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us20</text:p>
          </table:table-cell>
          <table:table-cell table:style-name="ce3" office:value-type="float" office:value="0.0000277369" calcext:value-type="float">
            <text:p>0.00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0116765" calcext:value-type="float">
            <text:p>0.00</text:p>
          </table:table-cell>
          <table:table-cell office:value-type="string" calcext:value-type="string">
            <text:p>20</text:p>
          </table:table-cell>
          <table:table-cell table:formula="of:=[.J29]" office:value-type="string" office:string-value="\mu_s" calcext:value-type="string">
            <text:p>\mu_s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34]&amp;IF([.I34]=&quot;&quot;;&quot;&quot;;&quot;^{&quot;&amp;[.I34]&amp;&quot;}&quot;)&amp;&quot;$&quot;" office:value-type="string" office:string-value="$\mu_s^{20}$" calcext:value-type="string">
            <text:p>$\mu_s^{20}$</text:p>
          </table:table-cell>
          <table:table-cell office:value-type="string" calcext:value-type="string">
            <text:p>&amp;</text:p>
          </table:table-cell>
          <table:table-cell table:formula="of:=&quot;$&quot;&amp;ROUND([.B34];5)&amp;&quot;$ ($&quot;&amp;ROUND([.H34];4)&amp;&quot;$)&quot;" office:value-type="string" office:string-value="$0.00003$ ($0$)" calcext:value-type="string">
            <text:p>$0.00003$ ($0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34]=&quot;&quot;;&quot;&quot;;[.L34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ammah20</text:p>
          </table:table-cell>
          <table:table-cell table:style-name="ce3" office:value-type="float" office:value="0.0786553" calcext:value-type="float">
            <text:p>0.078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149874" calcext:value-type="float">
            <text:p>0.00</text:p>
          </table:table-cell>
          <table:table-cell office:value-type="string" calcext:value-type="string">
            <text:p>20</text:p>
          </table:table-cell>
          <table:table-cell table:formula="of:=[.J30]" office:value-type="string" office:string-value="\gamma_h" calcext:value-type="string">
            <text:p>\gamma_h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35]&amp;IF([.I35]=&quot;&quot;;&quot;&quot;;&quot;^{&quot;&amp;[.I35]&amp;&quot;}&quot;)&amp;&quot;$&quot;" office:value-type="string" office:string-value="$\gamma_h^{20}$" calcext:value-type="string">
            <text:p>$\gamma_h^{20}$</text:p>
          </table:table-cell>
          <table:table-cell office:value-type="string" calcext:value-type="string">
            <text:p>&amp;</text:p>
          </table:table-cell>
          <table:table-cell table:formula="of:=&quot;$&quot;&amp;ROUND([.B35];5)&amp;&quot;$ ($&quot;&amp;ROUND([.H35];4)&amp;&quot;$)&quot;" office:value-type="string" office:string-value="$0.07866$ ($0.0015$)" calcext:value-type="string">
            <text:p>$0.07866$ ($0.0015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35]=&quot;&quot;;&quot;&quot;;[.L35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uh20</text:p>
          </table:table-cell>
          <table:table-cell table:style-name="ce3" office:value-type="float" office:value="0.00724297" calcext:value-type="float">
            <text:p>0.00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654139" calcext:value-type="float">
            <text:p>0.00</text:p>
          </table:table-cell>
          <table:table-cell office:value-type="string" calcext:value-type="string">
            <text:p>20</text:p>
          </table:table-cell>
          <table:table-cell table:formula="of:=[.J31]" office:value-type="string" office:string-value="\mu_h" calcext:value-type="string">
            <text:p>\mu_h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36]&amp;IF([.I36]=&quot;&quot;;&quot;&quot;;&quot;^{&quot;&amp;[.I36]&amp;&quot;}&quot;)&amp;&quot;$&quot;" office:value-type="string" office:string-value="$\mu_h^{20}$" calcext:value-type="string">
            <text:p>$\mu_h^{20}$</text:p>
          </table:table-cell>
          <table:table-cell office:value-type="string" calcext:value-type="string">
            <text:p>&amp;</text:p>
          </table:table-cell>
          <table:table-cell table:formula="of:=&quot;$&quot;&amp;ROUND([.B36];5)&amp;&quot;$ ($&quot;&amp;ROUND([.H36];4)&amp;&quot;$)&quot;" office:value-type="string" office:string-value="$0.00724$ ($0.0007$)" calcext:value-type="string">
            <text:p>$0.00724$ ($0.0007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36]=&quot;&quot;;&quot;&quot;;[.L36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etafactor65</text:p>
          </table:table-cell>
          <table:table-cell table:style-name="ce3" office:value-type="float" office:value="4.6724" calcext:value-type="float">
            <text:p>4.672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455898" calcext:value-type="float">
            <text:p>0.05</text:p>
          </table:table-cell>
          <table:table-cell office:value-type="string" calcext:value-type="string">
            <text:p>65</text:p>
          </table:table-cell>
          <table:table-cell table:formula="of:=[.J32]" office:value-type="string" office:string-value="b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37]&amp;IF([.I37]=&quot;&quot;;&quot;&quot;;&quot;^{&quot;&amp;[.I37]&amp;&quot;}&quot;)&amp;&quot;$&quot;" office:value-type="string" office:string-value="$b^{65}$" calcext:value-type="string">
            <text:p>$b^{65}$</text:p>
          </table:table-cell>
          <table:table-cell office:value-type="string" calcext:value-type="string">
            <text:p>&amp;</text:p>
          </table:table-cell>
          <table:table-cell table:formula="of:=&quot;$&quot;&amp;ROUND([.B37];5)&amp;&quot;$ ($&quot;&amp;ROUND([.H37];4)&amp;&quot;$)&quot;" office:value-type="string" office:string-value="$4.6724$ ($0.0456$)" calcext:value-type="string">
            <text:p>$4.6724$ ($0.0456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37]=&quot;&quot;;&quot;&quot;;[.L37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otas65</text:p>
          </table:table-cell>
          <table:table-cell table:style-name="ce3" office:value-type="float" office:value="0.00259805" calcext:value-type="float">
            <text:p>0.00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0339248" calcext:value-type="float">
            <text:p>0.00</text:p>
          </table:table-cell>
          <table:table-cell office:value-type="string" calcext:value-type="string">
            <text:p>65</text:p>
          </table:table-cell>
          <table:table-cell table:formula="of:=[.J33]" office:value-type="string" office:string-value="\iota_s" calcext:value-type="string">
            <text:p>\iota_s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38]&amp;IF([.I38]=&quot;&quot;;&quot;&quot;;&quot;^{&quot;&amp;[.I38]&amp;&quot;}&quot;)&amp;&quot;$&quot;" office:value-type="string" office:string-value="$\iota_s^{65}$" calcext:value-type="string">
            <text:p>$\iota_s^{65}$</text:p>
          </table:table-cell>
          <table:table-cell office:value-type="string" calcext:value-type="string">
            <text:p>&amp;</text:p>
          </table:table-cell>
          <table:table-cell table:formula="of:=&quot;$&quot;&amp;ROUND([.B38];5)&amp;&quot;$ ($&quot;&amp;ROUND([.H38];4)&amp;&quot;$)&quot;" office:value-type="string" office:string-value="$0.0026$ ($0$)" calcext:value-type="string">
            <text:p>$0.0026$ ($0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38]=&quot;&quot;;&quot;&quot;;[.L38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us65</text:p>
          </table:table-cell>
          <table:table-cell table:style-name="ce3" office:value-type="float" office:value="0.00165319" calcext:value-type="float">
            <text:p>0.00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0664195" calcext:value-type="float">
            <text:p>0.00</text:p>
          </table:table-cell>
          <table:table-cell office:value-type="string" calcext:value-type="string">
            <text:p>65</text:p>
          </table:table-cell>
          <table:table-cell table:formula="of:=[.J34]" office:value-type="string" office:string-value="\mu_s" calcext:value-type="string">
            <text:p>\mu_s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39]&amp;IF([.I39]=&quot;&quot;;&quot;&quot;;&quot;^{&quot;&amp;[.I39]&amp;&quot;}&quot;)&amp;&quot;$&quot;" office:value-type="string" office:string-value="$\mu_s^{65}$" calcext:value-type="string">
            <text:p>$\mu_s^{65}$</text:p>
          </table:table-cell>
          <table:table-cell office:value-type="string" calcext:value-type="string">
            <text:p>&amp;</text:p>
          </table:table-cell>
          <table:table-cell table:formula="of:=&quot;$&quot;&amp;ROUND([.B39];5)&amp;&quot;$ ($&quot;&amp;ROUND([.H39];4)&amp;&quot;$)&quot;" office:value-type="string" office:string-value="$0.00165$ ($0.0001$)" calcext:value-type="string">
            <text:p>$0.00165$ ($0.0001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39]=&quot;&quot;;&quot;&quot;;[.L39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ammah65</text:p>
          </table:table-cell>
          <table:table-cell table:style-name="ce3" office:value-type="float" office:value="0.00521422" calcext:value-type="float">
            <text:p>0.00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208843" calcext:value-type="float">
            <text:p>0.00</text:p>
          </table:table-cell>
          <table:table-cell office:value-type="string" calcext:value-type="string">
            <text:p>65</text:p>
          </table:table-cell>
          <table:table-cell table:formula="of:=[.J35]" office:value-type="string" office:string-value="\gamma_h" calcext:value-type="string">
            <text:p>\gamma_h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40]&amp;IF([.I40]=&quot;&quot;;&quot;&quot;;&quot;^{&quot;&amp;[.I40]&amp;&quot;}&quot;)&amp;&quot;$&quot;" office:value-type="string" office:string-value="$\gamma_h^{65}$" calcext:value-type="string">
            <text:p>$\gamma_h^{65}$</text:p>
          </table:table-cell>
          <table:table-cell office:value-type="string" calcext:value-type="string">
            <text:p>&amp;</text:p>
          </table:table-cell>
          <table:table-cell table:formula="of:=&quot;$&quot;&amp;ROUND([.B40];5)&amp;&quot;$ ($&quot;&amp;ROUND([.H40];4)&amp;&quot;$)&quot;" office:value-type="string" office:string-value="$0.00521$ ($0.0002$)" calcext:value-type="string">
            <text:p>$0.00521$ ($0.0002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40]=&quot;&quot;;&quot;&quot;;[.L40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uh65</text:p>
          </table:table-cell>
          <table:table-cell table:style-name="ce3" office:value-type="float" office:value="0.0142082" calcext:value-type="float">
            <text:p>0.01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234208" calcext:value-type="float">
            <text:p>0.00</text:p>
          </table:table-cell>
          <table:table-cell office:value-type="string" calcext:value-type="string">
            <text:p>65</text:p>
          </table:table-cell>
          <table:table-cell table:formula="of:=[.J36]" office:value-type="string" office:string-value="\mu_h" calcext:value-type="string">
            <text:p>\mu_h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41]&amp;IF([.I41]=&quot;&quot;;&quot;&quot;;&quot;^{&quot;&amp;[.I41]&amp;&quot;}&quot;)&amp;&quot;$&quot;" office:value-type="string" office:string-value="$\mu_h^{65}$" calcext:value-type="string">
            <text:p>$\mu_h^{65}$</text:p>
          </table:table-cell>
          <table:table-cell office:value-type="string" calcext:value-type="string">
            <text:p>&amp;</text:p>
          </table:table-cell>
          <table:table-cell table:formula="of:=&quot;$&quot;&amp;ROUND([.B41];5)&amp;&quot;$ ($&quot;&amp;ROUND([.H41];4)&amp;&quot;$)&quot;" office:value-type="string" office:string-value="$0.01421$ ($0.0002$)" calcext:value-type="string">
            <text:p>$0.01421$ ($0.0002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41]=&quot;&quot;;&quot;&quot;;[.L41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etafactor80</text:p>
          </table:table-cell>
          <table:table-cell table:style-name="ce3" office:value-type="float" office:value="5.2102" calcext:value-type="float">
            <text:p>5.210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615845" calcext:value-type="float">
            <text:p>0.06</text:p>
          </table:table-cell>
          <table:table-cell office:value-type="string" calcext:value-type="string">
            <text:p>80</text:p>
          </table:table-cell>
          <table:table-cell table:formula="of:=[.J37]" office:value-type="string" office:string-value="b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42]&amp;IF([.I42]=&quot;&quot;;&quot;&quot;;&quot;^{&quot;&amp;[.I42]&amp;&quot;}&quot;)&amp;&quot;$&quot;" office:value-type="string" office:string-value="$b^{80}$" calcext:value-type="string">
            <text:p>$b^{80}$</text:p>
          </table:table-cell>
          <table:table-cell office:value-type="string" calcext:value-type="string">
            <text:p>&amp;</text:p>
          </table:table-cell>
          <table:table-cell table:formula="of:=&quot;$&quot;&amp;ROUND([.B42];5)&amp;&quot;$ ($&quot;&amp;ROUND([.H42];4)&amp;&quot;$)&quot;" office:value-type="string" office:string-value="$5.2102$ ($0.0616$)" calcext:value-type="string">
            <text:p>$5.2102$ ($0.0616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42]=&quot;&quot;;&quot;&quot;;[.L42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otas80</text:p>
          </table:table-cell>
          <table:table-cell table:style-name="ce3" office:value-type="float" office:value="0.565826" calcext:value-type="float">
            <text:p>0.565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608201" calcext:value-type="float">
            <text:p>0.01</text:p>
          </table:table-cell>
          <table:table-cell office:value-type="string" calcext:value-type="string">
            <text:p>80</text:p>
          </table:table-cell>
          <table:table-cell table:formula="of:=[.J38]" office:value-type="string" office:string-value="\iota_s" calcext:value-type="string">
            <text:p>\iota_s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43]&amp;IF([.I43]=&quot;&quot;;&quot;&quot;;&quot;^{&quot;&amp;[.I43]&amp;&quot;}&quot;)&amp;&quot;$&quot;" office:value-type="string" office:string-value="$\iota_s^{80}$" calcext:value-type="string">
            <text:p>$\iota_s^{80}$</text:p>
          </table:table-cell>
          <table:table-cell office:value-type="string" calcext:value-type="string">
            <text:p>&amp;</text:p>
          </table:table-cell>
          <table:table-cell table:formula="of:=&quot;$&quot;&amp;ROUND([.B43];5)&amp;&quot;$ ($&quot;&amp;ROUND([.H43];4)&amp;&quot;$)&quot;" office:value-type="string" office:string-value="$0.56583$ ($0.0061$)" calcext:value-type="string">
            <text:p>$0.56583$ ($0.0061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43]=&quot;&quot;;&quot;&quot;;[.L43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us80</text:p>
          </table:table-cell>
          <table:table-cell table:style-name="ce3" office:value-type="float" office:value="0.0357996" calcext:value-type="float">
            <text:p>0.035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153349" calcext:value-type="float">
            <text:p>0.00</text:p>
          </table:table-cell>
          <table:table-cell office:value-type="string" calcext:value-type="string">
            <text:p>80</text:p>
          </table:table-cell>
          <table:table-cell table:formula="of:=[.J39]" office:value-type="string" office:string-value="\mu_s" calcext:value-type="string">
            <text:p>\mu_s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44]&amp;IF([.I44]=&quot;&quot;;&quot;&quot;;&quot;^{&quot;&amp;[.I44]&amp;&quot;}&quot;)&amp;&quot;$&quot;" office:value-type="string" office:string-value="$\mu_s^{80}$" calcext:value-type="string">
            <text:p>$\mu_s^{80}$</text:p>
          </table:table-cell>
          <table:table-cell office:value-type="string" calcext:value-type="string">
            <text:p>&amp;</text:p>
          </table:table-cell>
          <table:table-cell table:formula="of:=&quot;$&quot;&amp;ROUND([.B44];5)&amp;&quot;$ ($&quot;&amp;ROUND([.H44];4)&amp;&quot;$)&quot;" office:value-type="string" office:string-value="$0.0358$ ($0.0015$)" calcext:value-type="string">
            <text:p>$0.0358$ ($0.0015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44]=&quot;&quot;;&quot;&quot;;[.L44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ammah80</text:p>
          </table:table-cell>
          <table:table-cell table:style-name="ce3" office:value-type="float" office:value="0.123703" calcext:value-type="float">
            <text:p>0.123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820694" calcext:value-type="float">
            <text:p>0.00</text:p>
          </table:table-cell>
          <table:table-cell office:value-type="string" calcext:value-type="string">
            <text:p>80</text:p>
          </table:table-cell>
          <table:table-cell table:formula="of:=[.J40]" office:value-type="string" office:string-value="\gamma_h" calcext:value-type="string">
            <text:p>\gamma_h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45]&amp;IF([.I45]=&quot;&quot;;&quot;&quot;;&quot;^{&quot;&amp;[.I45]&amp;&quot;}&quot;)&amp;&quot;$&quot;" office:value-type="string" office:string-value="$\gamma_h^{80}$" calcext:value-type="string">
            <text:p>$\gamma_h^{80}$</text:p>
          </table:table-cell>
          <table:table-cell office:value-type="string" calcext:value-type="string">
            <text:p>&amp;</text:p>
          </table:table-cell>
          <table:table-cell table:formula="of:=&quot;$&quot;&amp;ROUND([.B45];5)&amp;&quot;$ ($&quot;&amp;ROUND([.H45];4)&amp;&quot;$)&quot;" office:value-type="string" office:string-value="$0.1237$ ($0.0008$)" calcext:value-type="string">
            <text:p>$0.1237$ ($0.0008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45]=&quot;&quot;;&quot;&quot;;[.L45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uh80</text:p>
          </table:table-cell>
          <table:table-cell table:style-name="ce3" office:value-type="float" office:value="0.0310413" calcext:value-type="float">
            <text:p>0.03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/>
          <table:table-cell office:value-type="float" office:value="0.000167536" calcext:value-type="float">
            <text:p>0.00</text:p>
          </table:table-cell>
          <table:table-cell office:value-type="string" calcext:value-type="string">
            <text:p>80</text:p>
          </table:table-cell>
          <table:table-cell table:formula="of:=[.J41]" office:value-type="string" office:string-value="\mu_h" calcext:value-type="string">
            <text:p>\mu_h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&quot;$&quot;&amp;[.J46]&amp;IF([.I46]=&quot;&quot;;&quot;&quot;;&quot;^{&quot;&amp;[.I46]&amp;&quot;}&quot;)&amp;&quot;$&quot;" office:value-type="string" office:string-value="$\mu_h^{80}$" calcext:value-type="string">
            <text:p>$\mu_h^{80}$</text:p>
          </table:table-cell>
          <table:table-cell office:value-type="string" calcext:value-type="string">
            <text:p>&amp;</text:p>
          </table:table-cell>
          <table:table-cell table:formula="of:=&quot;$&quot;&amp;ROUND([.B46];5)&amp;&quot;$ ($&quot;&amp;ROUND([.H46];4)&amp;&quot;$)&quot;" office:value-type="string" office:string-value="$0.03104$ ($0.0002$)" calcext:value-type="string">
            <text:p>$0.03104$ ($0.0002$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</text:p>
          </table:table-cell>
          <table:table-cell table:formula="of:=IF([.L46]=&quot;&quot;;&quot;&quot;;[.L46]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\end{tabular}</text:p>
          </table:table-cell>
          <table:table-cell table:number-columns-repeated="7"/>
        </table:table-row>
        <table:table-row table:style-name="ro1" table:number-rows-repeated="104852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09:35:25.260141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7:46:28.491614296</meta:creation-date>
    <meta:generator>LibreOffice/6.4.6.2$Linux_X86_64 LibreOffice_project/40$Build-2</meta:generator>
    <dc:date>2021-02-15T12:33:33.854811207</dc:date>
    <meta:editing-duration>PT18H19M7S</meta:editing-duration>
    <meta:editing-cycles>6</meta:editing-cycles>
    <dc:title>LyX Document</dc:title>
    <meta:document-statistic meta:table-count="1" meta:cell-count="632" meta:object-count="0"/>
  </office:meta>
</office:document-meta>
</file>